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color="#008000"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2.5cm"/>
    </style:style>
    <style:style style:name="gr3" style:family="graphic" style:parent-style-name="standard">
      <style:graphic-properties draw:fill-color="#ffffcc" draw:textarea-horizontal-align="left" draw:textarea-vertical-align="top" draw:fit-to-size="false"/>
    </style:style>
    <style:style style:name="gr4" style:family="graphic" style:parent-style-name="standard">
      <style:graphic-properties draw:fill-color="#e6e6ff" draw:textarea-horizontal-align="left" draw:textarea-vertical-align="top" draw:fit-to-size="false"/>
    </style:style>
    <style:style style:name="gr5" style:family="graphic" style:parent-style-name="standard">
      <style:graphic-properties draw:fill="solid" draw:fill-color="#ffff99" draw:textarea-horizontal-align="justify" draw:textarea-vertical-align="middle" draw:auto-grow-height="false" fo:wrap-option="no-wrap"/>
    </style:style>
    <style:style style:name="gr6" style:family="graphic" style:parent-style-name="standard">
      <style:graphic-properties svg:stroke-color="#ffffff" draw:fill="none" draw:fill-color="#808080" draw:textarea-horizontal-align="center" draw:textarea-vertical-align="middle"/>
    </style:style>
    <style:style style:name="gr7" style:family="graphic" style:parent-style-name="standard">
      <style:graphic-properties draw:stroke="none" draw:fill="none" fo:min-height="0.388cm"/>
    </style:style>
    <style:style style:name="gr8" style:family="graphic" style:parent-style-name="standard">
      <style:graphic-properties draw:fill="none" draw:textarea-vertical-align="middle" draw:auto-grow-height="false" fo:min-height="0.749cm" fo:min-width="0.499cm"/>
    </style:style>
    <style:style style:name="gr9" style:family="graphic" style:parent-style-name="standard">
      <style:graphic-properties draw:stroke="none" draw:fill="none" fo:min-height="1.16cm"/>
    </style:style>
    <style:style style:name="gr10" style:family="graphic" style:parent-style-name="standard">
      <style:graphic-properties draw:stroke="none" draw:fill="none" fo:min-height="0.48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  <style:text-properties fo:color="#008000" fo:font-family="Verdana" style:font-family-generic="swiss" style:font-pitch="variable" fo:font-size="10pt" fo:font-style="normal" fo:font-weight="bold" style:font-size-asian="18pt" style:font-size-complex="18pt"/>
    </style:style>
    <style:style style:name="P3" style:family="paragraph">
      <style:paragraph-properties fo:margin-left="0cm" fo:margin-right="0cm" fo:text-indent="0cm" style:text-autospace="none"/>
    </style:style>
    <style:style style:name="P4" style:family="paragraph">
      <style:paragraph-properties fo:margin-left="0cm" fo:margin-right="0cm" fo:text-align="center" fo:text-indent="0cm" style:text-autospace="none"/>
      <style:text-properties fo:color="#008000" fo:font-family="Verdana" style:font-family-generic="swiss" style:font-pitch="variable" fo:font-size="10pt" fo:font-style="normal" fo:font-weight="bold" style:font-size-asian="18pt" style:font-size-complex="18pt"/>
    </style:style>
    <style:style style:name="P5" style:family="paragraph">
      <style:paragraph-properties fo:margin-left="0cm" fo:margin-right="0cm" fo:text-indent="0cm"/>
      <style:text-properties fo:font-family="Verdana" style:font-family-generic="swiss" style:font-pitch="variable" fo:font-size="10pt" style:font-size-asian="18pt" style:font-size-complex="18pt"/>
    </style:style>
    <style:style style:name="P6" style:family="paragraph">
      <style:paragraph-properties fo:margin-left="0cm" fo:margin-right="0cm" fo:text-indent="0cm" style:text-autospace="none"/>
      <style:text-properties fo:font-size="9pt" style:font-size-asian="18pt" style:font-size-complex="18pt"/>
    </style:style>
    <style:style style:name="P7" style:family="paragraph">
      <style:paragraph-properties fo:margin-left="0cm" fo:margin-right="0cm" fo:text-align="center" fo:text-indent="0cm" style:text-autospace="none"/>
      <style:text-properties fo:color="#008000" fo:font-family="Verdana" style:font-family-generic="swiss" style:font-pitch="variable" fo:font-size="9pt" fo:letter-spacing="-0.035cm" fo:font-style="normal" fo:font-weight="bold" style:font-size-asian="18pt" style:font-size-complex="18pt"/>
    </style:style>
    <style:style style:name="P8" style:family="paragraph">
      <style:paragraph-properties fo:margin-left="0cm" fo:margin-right="0cm" fo:text-indent="0cm"/>
      <style:text-properties fo:font-size="9pt" style:font-size-asian="18pt" style:font-size-complex="18pt"/>
    </style:style>
    <style:style style:name="P9" style:family="paragraph">
      <style:paragraph-properties fo:margin-left="0cm" fo:margin-right="0cm" fo:text-align="start" fo:text-indent="0cm"/>
      <style:text-properties fo:font-size="9pt" style:font-size-asian="18pt" style:font-size-complex="18pt"/>
    </style:style>
    <style:style style:name="P10" style:family="paragraph">
      <style:paragraph-properties fo:margin-left="0cm" fo:margin-right="0cm" fo:text-align="start" fo:text-indent="0cm"/>
      <style:text-properties fo:font-family="Verdana" style:font-family-generic="swiss" style:font-pitch="variable" fo:font-size="9pt" style:font-size-asian="18pt" style:font-size-complex="18pt"/>
    </style:style>
    <style:style style:name="P11" style:family="paragraph">
      <style:paragraph-properties fo:margin-left="0cm" fo:margin-right="0cm" fo:text-align="center" fo:text-indent="0cm"/>
      <style:text-properties fo:font-family="Verdana" style:font-family-generic="swiss" style:font-pitch="variable" fo:font-size="9pt" style:font-size-asian="18pt" style:font-size-complex="18pt"/>
    </style:style>
    <style:style style:name="P12" style:family="paragraph">
      <style:paragraph-properties fo:margin-left="0cm" fo:margin-right="0cm" fo:text-align="center" fo:text-indent="0cm" style:text-autospace="none"/>
      <style:text-properties fo:font-size="9pt" style:font-size-asian="18pt" style:font-size-complex="18pt"/>
    </style:style>
    <style:style style:name="P13" style:family="paragraph">
      <style:paragraph-properties fo:margin-left="0cm" fo:margin-right="0cm" fo:text-align="center" fo:text-indent="0cm" style:text-autospace="none"/>
      <style:text-properties fo:font-family="Verdana" style:font-family-generic="swiss" style:font-pitch="variable" fo:font-size="9pt" fo:font-weight="normal" style:font-size-asian="18pt" style:font-size-complex="18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text-align="end" fo:text-indent="0cm" style:text-autospace="none"/>
      <style:text-properties fo:font-size="9pt" style:font-size-asian="18pt" style:font-size-complex="18pt"/>
    </style:style>
    <style:style style:name="T1" style:family="text">
      <style:text-properties fo:color="#008000" fo:font-family="Verdana" style:font-family-generic="swiss" style:font-pitch="variable" fo:font-size="10pt" fo:font-style="normal" fo:font-weight="bold" style:font-size-asian="18pt" style:font-size-complex="18pt"/>
    </style:style>
    <style:style style:name="T2" style:family="text">
      <style:text-properties fo:color="#008000" style:text-outline="false" style:text-line-through-style="none" fo:font-family="Verdana" style:font-family-generic="swiss" style:font-pitch="variable" fo:font-size="10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3" style:family="text">
      <style:text-properties fo:color="#008000" style:text-outline="false" style:text-line-through-style="none" fo:font-family="Verdana" style:font-family-generic="swiss" style:font-pitch="variable" fo:letter-spacing="-0.035cm" fo:font-style="normal" fo:text-shadow="none" style:text-underline-style="none" fo:font-weight="bold" style:letter-kerning="true" style:font-family-asian="'Courier New'" style:font-family-generic-asian="modern" style:font-pitch-asian="fixed" style:font-style-asian="normal" style:font-weight-asian="normal" style:font-family-complex="'Courier New'" style:font-family-generic-complex="modern" style:font-pitch-complex="fixed" style:font-style-complex="normal" style:font-weight-complex="normal" style:text-emphasize="none" style:font-relief="none"/>
    </style:style>
    <style:style style:name="T4" style:family="text">
      <style:text-properties fo:font-family="Verdana" style:font-family-generic="swiss" style:font-pitch="variable"/>
    </style:style>
    <style:style style:name="T5" style:family="text">
      <style:text-properties fo:color="#000000" fo:font-family="Verdana" style:font-family-generic="swiss" style:font-pitch="variable" style:font-family-asian="'Courier New'" style:font-family-generic-asian="modern" style:font-pitch-asian="fixed" style:font-family-complex="'Courier New'" style:font-family-generic-complex="modern" style:font-pitch-complex="fixed"/>
    </style:style>
    <style:style style:name="T6" style:family="text">
      <style:text-properties fo:font-family="Verdana" style:font-family-generic="swiss" style:font-pitch="variable" style:font-family-asian="'Courier New'" style:font-family-generic-asian="modern" style:font-pitch-asian="fixed" style:font-family-complex="'Courier New'" style:font-family-generic-complex="modern" style:font-pitch-complex="fixed"/>
    </style:style>
    <style:style style:name="T7" style:family="text">
      <style:text-properties fo:color="#000000" style:text-outline="false" style:text-line-through-style="none" fo:font-family="Verdana" style:font-family-generic="swiss" style:font-pitch="variable" fo:font-style="normal" fo:text-shadow="none" style:text-underline-style="none" fo:font-weight="normal" style:letter-kerning="true" style:font-family-asian="'Courier New'" style:font-family-generic-asian="modern" style:font-pitch-asian="fixed" style:font-style-asian="normal" style:font-weight-asian="normal" style:font-family-complex="'Courier New'" style:font-family-generic-complex="modern" style:font-pitch-complex="fixed" style:font-style-complex="normal" style:font-weight-complex="normal" style:text-emphasize="none" style:font-relief="none"/>
    </style:style>
    <style:style style:name="T8" style:family="text">
      <style:text-properties fo:color="#646464" style:text-outline="false" style:text-line-through-style="none" fo:font-family="Verdana" style:font-family-generic="swiss" style:font-pitch="variable" fo:font-style="normal" fo:text-shadow="none" style:text-underline-style="none" fo:font-weight="normal" style:letter-kerning="true" style:font-family-asian="'Courier New'" style:font-family-generic-asian="modern" style:font-pitch-asian="fixed" style:font-style-asian="normal" style:font-weight-asian="normal" style:font-family-complex="'Courier New'" style:font-family-generic-complex="modern" style:font-pitch-complex="fixed" style:font-style-complex="normal" style:font-weight-complex="normal" style:text-emphasize="none" style:font-relief="none"/>
    </style:style>
    <style:style style:name="T9" style:family="text">
      <style:text-properties fo:color="#000000" style:text-outline="false" style:text-line-through-style="none" fo:font-family="Verdana" style:font-family-generic="swiss" style:font-pitch="variable" fo:font-style="normal" fo:text-shadow="none" style:text-underline-style="none" fo:font-weight="bold" style:letter-kerning="true" style:font-family-asian="'Courier New'" style:font-family-generic-asian="modern" style:font-pitch-asian="fixed" style:font-style-asian="normal" style:font-weight-asian="normal" style:font-family-complex="'Courier New'" style:font-family-generic-complex="modern" style:font-pitch-complex="fixed" style:font-style-complex="normal" style:font-weight-complex="normal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3.8cm" svg:height="1cm" svg:x="8.2cm" svg:y="6.5cm">
          <text:p text:style-name="P1"><text:span text:style-name="T1">PoJoFixture</text:span></text:p>
        </draw:rect>
        <draw:rect draw:style-name="gr1" draw:text-style-name="P4" draw:layer="layout" svg:width="3.6cm" svg:height="1cm" svg:x="4.4cm" svg:y="6.5cm">
          <text:p text:style-name="P3"><text:span text:style-name="T2">BaseEntityFixture</text:span></text:p>
        </draw:rect>
        <draw:frame draw:style-name="gr2" draw:text-style-name="P5" draw:layer="layout" svg:width="4cm" svg:height="2.75cm" svg:x="10.5cm" svg:y="10.25cm">
          <draw:text-box>
            <text:p text:style-name="P1"/>
          </draw:text-box>
        </draw:frame>
        <draw:rect draw:style-name="gr1" draw:text-style-name="P7" draw:layer="layout" svg:width="4.2cm" svg:height="1cm" svg:x="16.5cm" svg:y="6.5cm">
          <text:p text:style-name="P6"><text:span text:style-name="T3">MockedSessionBeanFixture</text:span></text:p>
        </draw:rect>
        <draw:rect draw:style-name="gr3" draw:text-style-name="P10" draw:layer="layout" svg:width="3.8cm" svg:height="4.5cm" svg:x="8.2cm" svg:y="7.5cm">
          <text:p text:style-name="P8"><text:span text:style-name="T4">Access to entity </text:span></text:p>
          <text:p text:style-name="P8"><text:span text:style-name="T4">manager or </text:span></text:p>
          <text:p text:style-name="P8"><text:span text:style-name="T4">datasource</text:span></text:p>
          <text:p text:style-name="P8"><text:span text:style-name="T4"/></text:p>
          <text:p text:style-name="P9"><text:span text:style-name="T4">Serivce methods</text:span></text:p>
          <text:p text:style-name="P8"><text:span text:style-name="T4">- pesist() of complex </text:span></text:p>
          <text:p text:style-name="P8"><text:span text:style-name="T4">object graph</text:span></text:p>
          <text:p text:style-name="P9"><text:span text:style-name="T4">- findAll()</text:span></text:p>
          <text:p text:style-name="P8"><text:span text:style-name="T4">- deleteAll()</text:span></text:p>
          <text:p text:style-name="P8"><text:span text:style-name="T4"/></text:p>
          <text:p text:style-name="P8"><text:span text:style-name="T4"/></text:p>
          <text:p text:style-name="P8"><text:span text:style-name="T4"/></text:p>
        </draw:rect>
        <draw:rect draw:style-name="gr3" draw:text-style-name="P11" draw:layer="layout" svg:width="4.1cm" svg:height="4.5cm" svg:x="12.2cm" svg:y="7.5cm">
          <text:p text:style-name="P8"><text:span text:style-name="T4">Access to entity </text:span></text:p>
          <text:p text:style-name="P8"><text:span text:style-name="T4">manager or datasource</text:span></text:p>
          <text:p text:style-name="P8"><text:span text:style-name="T4"/></text:p>
          <text:p text:style-name="P8"><text:span text:style-name="T4">Dependency Injection</text:span></text:p>
          <text:p text:style-name="P8"><text:span text:style-name="T5">(DataSource, Entity </text:span></text:p>
          <text:p text:style-name="P8"><text:span text:style-name="T5">Manager, Session</text:span></text:p>
          <text:p text:style-name="P8"><text:span text:style-name="T5">Context, TimerService)</text:span></text:p>
          <text:p text:style-name="P8"><text:span text:style-name="T5"><text:s/></text:span></text:p>
          <text:p text:style-name="P6"><text:span text:style-name="T6">Calling of Life-Cylce </text:span></text:p>
          <text:p text:style-name="P6"><text:span text:style-name="T6">methods for Creation</text:span></text:p>
          <text:p text:style-name="P8"><text:span text:style-name="T4"/></text:p>
          <text:p text:style-name="P8"><text:span text:style-name="T4"/></text:p>
          <text:p text:style-name="P8"><text:span text:style-name="T5"/></text:p>
          <text:p text:style-name="P8"><text:span text:style-name="T4"/></text:p>
        </draw:rect>
        <draw:rect draw:style-name="gr3" draw:text-style-name="P11" draw:layer="layout" svg:width="3.6cm" svg:height="4.5cm" svg:x="4.4cm" svg:y="7.5cm">
          <text:p text:style-name="P8"><text:span text:style-name="T5">Fields and relations </text:span></text:p>
          <text:p text:style-name="P8"><text:span text:style-name="T5">are filled by </text:span></text:p>
          <text:p text:style-name="P8"><text:span text:style-name="T5">data g</text:span><text:span text:style-name="T4">enerators</text:span></text:p>
          <text:p text:style-name="P8"><text:span text:style-name="T4"/></text:p>
          <text:p text:style-name="P8"><text:span text:style-name="T4">Tests provided</text:span></text:p>
          <text:p text:style-name="P8"><text:span text:style-name="T4">- write of all fields</text:span></text:p>
          <text:p text:style-name="P8"><text:span text:style-name="T4">- getter / setter</text:span></text:p>
          <text:p text:style-name="P8"><text:span text:style-name="T4">- nullable fields</text:span></text:p>
          <text:p text:style-name="P8"><text:span text:style-name="T4">- equals()</text:span></text:p>
          <text:p text:style-name="P8"><text:span text:style-name="T4">- hashCode()</text:span></text:p>
          <text:p text:style-name="P8"><text:span text:style-name="T4"/></text:p>
          <text:p text:style-name="P8"><text:span text:style-name="T4"/></text:p>
        </draw:rect>
        <draw:rect draw:style-name="gr1" draw:text-style-name="P7" draw:layer="layout" svg:width="4.1cm" svg:height="1cm" svg:x="12.2cm" svg:y="6.5cm">
          <text:p text:style-name="P6"><text:span text:style-name="T3">BaseSessionBeanFixture</text:span></text:p>
        </draw:rect>
        <draw:rect draw:style-name="gr3" draw:text-style-name="P11" draw:layer="layout" svg:width="4.2cm" svg:height="4.5cm" svg:x="16.5cm" svg:y="7.5cm">
          <text:p text:style-name="P8"><text:span text:style-name="T5">Dependency Injection</text:span></text:p>
          <text:p text:style-name="P8"><text:span text:style-name="T5">of mocked objects </text:span></text:p>
          <text:p text:style-name="P8"><text:span text:style-name="T7">- </text:span><text:span text:style-name="T8">EJB</text:span></text:p>
          <text:p text:style-name="P8"><text:span text:style-name="T8">- Resource</text:span><text:span text:style-name="T7">, </text:span></text:p>
          <text:p text:style-name="P8"><text:span text:style-name="T8">- PersistenceContext</text:span></text:p>
          <text:p text:style-name="P8"><text:span text:style-name="T7">- DataSource</text:span></text:p>
          <text:p text:style-name="P8"><text:span text:style-name="T7">- EntityManager</text:span></text:p>
          <text:p text:style-name="P8"><text:span text:style-name="T7">- SessionContext</text:span></text:p>
          <text:p text:style-name="P8"><text:span text:style-name="T7">- TimerService</text:span></text:p>
          <text:p text:style-name="P6"><text:span text:style-name="T7"/></text:p>
          <text:p text:style-name="P8"><text:span text:style-name="T7"/></text:p>
        </draw:rect>
        <draw:rect draw:style-name="gr4" draw:text-style-name="P11" draw:layer="layout" svg:width="3.6cm" svg:height="1.8cm" svg:x="4.4cm" svg:y="12.2cm">
          <text:p text:style-name="P8"><text:span text:style-name="T4">- name entity to </text:span></text:p>
          <text:p text:style-name="P8"><text:span text:style-name="T4"><text:s text:c="3"/></text:span><text:span text:style-name="T4">test</text:span></text:p>
          <text:p text:style-name="P8"><text:span text:style-name="T4">- configure the </text:span></text:p>
          <text:p text:style-name="P8"><text:span text:style-name="T4"><text:s text:c="2"/></text:span><text:span text:style-name="T4">generators</text:span></text:p>
          <text:p text:style-name="P8"><text:span text:style-name="T4"><text:s/></text:span></text:p>
        </draw:rect>
        <draw:rect draw:style-name="gr4" draw:text-style-name="P11" draw:layer="layout" svg:width="4.1cm" svg:height="1.8cm" svg:x="12.2cm" svg:y="12.2cm">
          <text:p text:style-name="P8"><text:span text:style-name="T4">- write test cases</text:span></text:p>
          <text:p text:style-name="P8"><text:span text:style-name="T4">- configure „Initial </text:span></text:p>
          <text:p text:style-name="P8"><text:span text:style-name="T4"><text:s text:c="3"/></text:span><text:span text:style-name="T4">Data Sets“</text:span></text:p>
          <text:p text:style-name="P8"><text:span text:style-name="T4">- cleanup data</text:span></text:p>
        </draw:rect>
        <draw:rect draw:style-name="gr4" draw:text-style-name="P11" draw:layer="layout" svg:width="4.2cm" svg:height="1.8cm" svg:x="16.5cm" svg:y="12.2cm">
          <text:p text:style-name="P8"><text:span text:style-name="T4">- write test cases</text:span></text:p>
          <text:p text:style-name="P8"><text:span text:style-name="T4">- write expectations</text:span></text:p>
        </draw:rect>
        <draw:custom-shape draw:style-name="gr5" draw:text-style-name="P13" draw:layer="layout" svg:width="3.6cm" svg:height="1.5cm" svg:x="4.4cm" svg:y="4.8cm">
          <text:p text:style-name="P12"><text:span text:style-name="T7">Fully automated test of an entity 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3" draw:layer="layout" svg:width="3.785cm" svg:height="1.5cm" svg:x="8.215cm" svg:y="4.8cm">
          <text:p text:style-name="P12"><text:span text:style-name="T7">Manual test of an entity 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3" draw:layer="layout" svg:width="4.1cm" svg:height="1.5cm" svg:x="12.2cm" svg:y="4.8cm">
          <text:p text:style-name="P12"><text:span text:style-name="T7">Manual test of an session bean with real data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3" draw:layer="layout" svg:width="4.2cm" svg:height="1.5cm" svg:x="16.5cm" svg:y="4.8cm">
          <text:p text:style-name="P12"><text:span text:style-name="T7">Manual test of an session bean with mock objec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11" draw:layer="layout" svg:width="3.8cm" svg:height="1.8cm" svg:x="8.2cm" svg:y="12.2cm">
          <text:p text:style-name="P8"><text:span text:style-name="T4">- write test cases</text:span></text:p>
          <text:p text:style-name="P8"><text:span text:style-name="T4">- configure „Initial </text:span></text:p>
          <text:p text:style-name="P8"><text:span text:style-name="T4"><text:s text:c="3"/></text:span><text:span text:style-name="T4">Data Sets“</text:span></text:p>
          <text:p text:style-name="P8"><text:span text:style-name="T4">- cleanup data</text:span></text:p>
        </draw:rect>
        <draw:rect draw:style-name="gr6" draw:text-style-name="P14" draw:layer="layout" svg:width="1cm" svg:height="0.5cm" svg:x="8.2cm" svg:y="14.2cm">
          <text:p text:style-name="P1"/>
        </draw:rect>
        <draw:frame draw:style-name="gr7" draw:text-style-name="P15" draw:layer="layout" svg:width="2.517cm" svg:height="1.023cm" svg:x="1.503cm" svg:y="12.6cm">
          <draw:text-box>
            <text:p text:style-name="P12"><text:span text:style-name="T9">User</text:span></text:p>
            <text:p text:style-name="P12"><text:span text:style-name="T9">action</text:span></text:p>
          </draw:text-box>
        </draw:frame>
        <draw:custom-shape draw:style-name="gr8" draw:text-style-name="P14" draw:layer="layout" svg:width="0.5cm" svg:height="1.8cm" svg:x="3.683cm" svg:y="12.2cm">
          <text:p text:style-name="P1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14" draw:layer="layout" svg:width="0.5cm" svg:height="4.5cm" svg:x="3.683cm" svg:y="7.5cm">
          <text:p text:style-name="P1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12" draw:layer="layout" svg:width="2.415cm" svg:height="1.41cm" svg:x="1.554cm" svg:y="9.2cm">
          <draw:text-box>
            <text:p text:style-name="P12"><text:span text:style-name="T9">Ejb3Unit</text:span></text:p>
            <text:p text:style-name="P12"><text:span text:style-name="T9">Features</text:span></text:p>
          </draw:text-box>
        </draw:frame>
        <draw:frame draw:style-name="gr10" draw:text-style-name="P12" draw:layer="layout" svg:width="2.517cm" svg:height="0.739cm" svg:x="1.503cm" svg:y="5.2cm">
          <draw:text-box>
            <text:p text:style-name="P12"><text:span text:style-name="T9">Goal</text:span></text:p>
          </draw:text-box>
        </draw:frame>
        <draw:custom-shape draw:style-name="gr8" draw:text-style-name="P14" draw:layer="layout" svg:width="0.62cm" svg:height="1.5cm" svg:x="3.623cm" svg:y="4.8cm">
          <text:p text:style-name="P1"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14" draw:layer="layout" svg:width="0.62cm" svg:height="1cm" svg:x="3.623cm" svg:y="6.5cm">
          <text:p text:style-name="P1"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2" draw:layer="layout" svg:width="2.517cm" svg:height="0.739cm" svg:x="1.503cm" svg:y="6.685cm">
          <draw:text-box>
            <text:p text:style-name="P12"><text:span text:style-name="T9">Te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none" style:country-asian="none" style:font-family-complex="Tahoma" style:font-family-generic-complex="system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8-03-27T11:26:46</meta:creation-date>
    <dc:date>2008-03-28T23:08:27</dc:date>
    <dc:language>de-DE</dc:language>
    <meta:editing-cycles>20</meta:editing-cycles>
    <meta:editing-duration>PT8H55M38S</meta:editing-duration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